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448cm" style:rel-width="85%" table:align="left"/>
    </style:style>
    <style:style style:name="Table2.A" style:family="table-column">
      <style:table-column-properties style:column-width="14.448cm" style:rel-column-width="55701*"/>
    </style:style>
    <style:style style:name="Table2.A1" style:family="table-cell">
      <style:table-cell-properties style:vertical-align="middle" style:border-line-width="0.002cm 0.088cm 0.002cm" fo:padding="0.132cm" fo:border="0.092cm double #808080"/>
    </style:style>
    <style:style style:name="Table4" style:family="table">
      <style:table-properties style:width="14.448cm" style:rel-width="85%" table:align="left"/>
    </style:style>
    <style:style style:name="Table4.A" style:family="table-column">
      <style:table-column-properties style:column-width="14.448cm" style:rel-column-width="55701*"/>
    </style:style>
    <style:style style:name="Table4.A1" style:family="table-cell">
      <style:table-cell-properties style:vertical-align="middle" style:border-line-width="0.002cm 0.088cm 0.002cm" fo:padding="0.132cm" fo:border="0.092cm double #808080"/>
    </style:style>
    <style:style style:name="Table9" style:family="table">
      <style:table-properties style:width="14.448cm" style:rel-width="85%" table:align="left"/>
    </style:style>
    <style:style style:name="Table9.A" style:family="table-column">
      <style:table-column-properties style:column-width="14.448cm" style:rel-column-width="55701*"/>
    </style:style>
    <style:style style:name="Table9.A1" style:family="table-cell">
      <style:table-cell-properties style:vertical-align="middle" style:border-line-width="0.002cm 0.088cm 0.002cm" fo:padding="0.132cm" fo:border="0.092cm double #808080"/>
    </style:style>
    <style:style style:name="Table10" style:family="table">
      <style:table-properties style:width="14.448cm" style:rel-width="85%" table:align="left"/>
    </style:style>
    <style:style style:name="Table10.A" style:family="table-column">
      <style:table-column-properties style:column-width="14.448cm" style:rel-column-width="55701*"/>
    </style:style>
    <style:style style:name="Table10.A1" style:family="table-cell">
      <style:table-cell-properties style:vertical-align="middle" style:border-line-width="0.002cm 0.088cm 0.002cm" fo:padding="0.132cm" fo:border="0.092cm double #808080"/>
    </style:style>
    <style:style style:name="Table18" style:family="table">
      <style:table-properties style:width="14.603cm" table:align="left"/>
    </style:style>
    <style:style style:name="Table18.A" style:family="table-column">
      <style:table-column-properties style:column-width="14.603cm"/>
    </style:style>
    <style:style style:name="Table18.A1" style:family="table-cell">
      <style:table-cell-properties style:vertical-align="middle" style:border-line-width="0.002cm 0.088cm 0.002cm" fo:padding="0.132cm" fo:border="0.092cm double #808080"/>
    </style:style>
    <style:style style:name="Table13" style:family="table">
      <style:table-properties style:width="14.448cm" style:rel-width="85%" table:align="left"/>
    </style:style>
    <style:style style:name="Table13.A" style:family="table-column">
      <style:table-column-properties style:column-width="14.448cm" style:rel-column-width="55701*"/>
    </style:style>
    <style:style style:name="Table13.A1" style:family="table-cell">
      <style:table-cell-properties style:vertical-align="middle" style:border-line-width="0.002cm 0.088cm 0.002cm" fo:padding="0.132cm" fo:border="0.092cm double #808080"/>
    </style:style>
    <style:style style:name="Table14" style:family="table">
      <style:table-properties style:width="14.448cm" style:rel-width="85%" table:align="left"/>
    </style:style>
    <style:style style:name="Table14.A" style:family="table-column">
      <style:table-column-properties style:column-width="14.448cm" style:rel-column-width="55701*"/>
    </style:style>
    <style:style style:name="Table14.A1" style:family="table-cell">
      <style:table-cell-properties style:vertical-align="middle" style:border-line-width="0.002cm 0.088cm 0.002cm" fo:padding="0.132cm" fo:border="0.092cm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Table_20_Heading">
      <style:paragraph-properties fo:margin-left="-16.258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Heading">
      <style:paragraph-properties fo:margin-left="-5.002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6" style:family="paragraph" style:parent-style-name="Table_20_Heading">
      <style:paragraph-properties fo:margin-left="-17.508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7" style:family="paragraph" style:parent-style-name="Table_20_Heading">
      <style:paragraph-properties fo:margin-left="-13.757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8" style:family="paragraph" style:parent-style-name="Table_20_Heading">
      <style:paragraph-properties fo:margin-left="-15.007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 style:list-style-name="L1">
      <style:paragraph-properties fo:margin-left="-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Table_20_Heading">
      <style:paragraph-properties fo:margin-left="-18.759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Table_20_Heading">
      <style:paragraph-properties fo:margin-left="-11.255cm" fo:margin-right="0cm" fo:margin-top="0cm" fo:margin-bottom="0cm" fo:text-indent="0cm" style:auto-text-indent="false"/>
    </style:style>
    <style:style style:name="P13" style:family="paragraph" style:parent-style-name="Table_20_Heading">
      <style:paragraph-properties fo:margin-left="-5.002cm" fo:margin-right="0cm" fo:margin-top="0cm" fo:margin-bottom="0cm" fo:text-indent="0cm" style:auto-text-indent="false"/>
    </style:style>
    <style:style style:name="P14" style:family="paragraph" style:parent-style-name="Table_20_Heading">
      <style:paragraph-properties fo:margin-left="-12.506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Table_20_Heading">
      <style:paragraph-properties fo:margin-left="-11.255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P16" style:family="paragraph" style:parent-style-name="Table_20_Heading">
      <style:paragraph-properties fo:margin-left="-12.506cm" fo:margin-right="0cm" fo:margin-top="0cm" fo:margin-bottom="0cm" fo:text-indent="0cm" style:auto-text-indent="false"/>
      <style:text-properties style:text-underline-style="none"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50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ETIN 32 XPath(Ejes)</text:p>
      <text:p text:style-name="P2"><text:s text:c="16"/></text:p>
      <text:p text:style-name="P3"><text:s text:c="32"/>1 - Dado el siguiente XML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line-break/>     &lt;AAA&gt; <text:line-break/>          &lt;BBB&gt; <text:line-break/>               &lt;CCC/&gt; <text:line-break/>               &lt;ZZZ/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FFF&gt; <text:line-break/>                         &lt;HHH/&gt; <text:line-break/>                         &lt;GGG&gt; <text:line-break/>                              &lt;JJJ&gt; <text:line-break/>                                   &lt;QQQ/&gt; <text:line-break/>                              &lt;/JJJ&gt; <text:line-break/>                              &lt;JJJ/&gt; <text:line-break/>                         &lt;/GGG&gt; <text:line-break/>                         &lt;HHH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</text:p>
          </table:table-cell>
        </table:table-row>
      </table:table>
      <text:p text:style-name="P5"><text:s text:c="6"/><text:bookmark text:name="b9b1c13c2911"/>Indica los elementos seleccionados con las expresiones siguientes:   </text:p>
      <text:p text:style-name="P6"><text:s text:c="40"/>a) <text:s/>//GGG/ancestor::*</text:p>
      <text:p text:style-name="P7"><text:s text:c="10"/>b) <text:s/>//GGG/descendant::*</text:p>
      <text:p text:style-name="P7"><text:s text:c="6"/>c) //GGG/following::*</text:p>
      <text:p text:style-name="P7"><text:s text:c="6"/>d) <text:s/>//GGG/preceding::*</text:p>
      <text:p text:style-name="P8"><text:s text:c="7"/>e) <text:s/>//GGG/self::*</text:p>
      <text:p text:style-name="P6"/>
      <text:p text:style-name="P2"/>
      <text:p text:style-name="P9"/>
      <text:p text:style-name="P9">2- Dado el XML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p>
          </table:table-cell>
        </table:table-row>
      </table:table>
      <text:p text:style-name="P2">Indica los elementos seleccionados con las expresiones siguientes:</text:p>
      <text:p text:style-name="P2">a) /descendant::*</text:p>
      <text:p text:style-name="P2">b)/AAA/BBB/descendant::* </text:p>
      <text:p text:style-name="P2">c) //CCC/descendant::*</text:p>
      <text:list text:style-name="L1">
        <text:list-header>
          <text:p text:style-name="P10">d) //CCC/descendant::DDD </text:p>
        </text:list-header>
      </text:list>
      <text:p text:style-name="P2"/>
      <text:p text:style-name="P2"/>
      <text:p text:style-name="P2"/>
      <text:p text:style-name="P2">3- Seleciona el padre de cada elemento DDD (parent) en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p>
          </table:table-cell>
        </table:table-row>
      </table:table>
      <text:p text:style-name="P2"/>
      <text:p text:style-name="P2">4- Da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line-break/>    <text:span text:style-name="T1"> 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span></text:p>
          </table:table-cell>
        </table:table-row>
      </table:table>
      <text:p text:style-name="P2">Indica los elementos seleccionados con las expresiones siguientes:</text:p>
      <text:p text:style-name="P2">a) /AAA/BBB/DDD/CCC/EEE/ancestor::*</text:p>
      <text:p text:style-name="P2">b) //FFF/ancestor::*</text:p>
      <text:p text:style-name="P2"/>
      <text:p text:style-name="P2">5- Sea el documento siguiente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">&lt;AAA&gt; <text:line-break/>          &lt;BBB&gt; <text:line-break/>               &lt;CCC/&gt; <text:line-break/>               &lt;ZZZ&gt; <text:line-break/>                    &lt;DDD/&gt; <text:line-break/>                    &lt;DDD&gt; <text:line-break/>                         &lt;EEE/&gt; <text:line-break/>                    &lt;/DDD&gt; <text:line-break/>               &lt;/ZZZ&gt; <text:line-break/>               &lt;FFF&gt; <text:line-break/>                    &lt;GGG/&gt; <text:line-break/>               &lt;/FFF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 </text:p>
          </table:table-cell>
        </table:table-row>
      </table:table>
      <text:p text:style-name="P5"><text:bookmark text:name="b9b1c13c292"/>Indica los elementos seleccionados con las expresiones siguientes:   </text:p>
      <text:p text:style-name="P7"><text:s text:c="20"/>a) /AAA/XXX/following::*</text:p>
      <text:p text:style-name="P8"><text:s text:c="20"/>b) //ZZZ/following::*</text:p>
      <text:p text:style-name="P11"/>
      <text:p text:style-name="P2">6- En el siguiente XML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     <text:span text:style-name="T1">&lt;AAA&gt; <text:line-break/>          &lt;BBB&gt; <text:line-break/>               &lt;CCC/&gt; <text:line-break/>               &lt;DDD/&gt; <text:line-break/>          &lt;/BBB&gt; </text:span><text:line-break/><text:span text:style-name="T1"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 </text:span></text:p>
          </table:table-cell>
        </table:table-row>
      </table:table>
      <text:p text:style-name="P12"/>
      <text:p text:style-name="P13"><text:bookmark text:name="b9b1c13c29"/><text:span text:style-name="T2">Indica los elementos seleccionados con las expresiones siguientes:</text:span>   </text:p>
      <text:p text:style-name="P12"><text:s text:c="4"/><text:span text:style-name="T3">a) <text:s/>/AAA/BBB/following-sibling::*</text:span></text:p>
      <text:p text:style-name="P14"><text:s text:c="8"/>b) //CCC/following-sibling::*</text:p>
      <text:p text:style-name="P2">7 - En el XML siguiente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span text:style-name="T1">&lt;AAA&gt; <text:line-break/>          &lt;BBB&gt; <text:line-break/>               &lt;CCC/&gt; <text:line-break/>               &lt;DDD/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/text:span><text:line-break/>        <text:span text:style-name="T1">  &lt;/CCC&gt; <text:line-break/>     &lt;/AAA&gt; </text:span></text:p>
          </table:table-cell>
        </table:table-row>
      </table:table>
      <text:p text:style-name="P5"><text:bookmark text:name="b9b1c13c291"/>Indica los elementos seleccionados con las expresiones siguientes:   </text:p>
      <text:p text:style-name="P15"><text:s text:c="3"/>a) <text:s/>/AAA/XXX/preceding-sibling::*</text:p>
      <text:p text:style-name="P16"><text:s text:c="7"/>b) //CCC/preceding-sibling::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11-03-31T13:28:18</meta:creation-date>
    <dc:date>2015-04-11T17:59:41</dc:date>
    <meta:print-date>2011-03-31T16:50:10</meta:print-date>
    <dc:language>es-ES</dc:language>
    <meta:editing-cycles>11</meta:editing-cycles>
    <meta:editing-duration>PT5H23M17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4" meta:paragraph-count="39" meta:word-count="300" meta:character-count="4736"/>
  </office:meta>
</office:document-meta>
</file>